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P1" style:family="paragraph" style:parent-style-name="Standard">
      <style:paragraph-properties fo:margin-left="0.4835in" fo:margin-right="0in" fo:text-indent="0in" style:auto-text-indent="false"/>
    </style:style>
    <style:style style:name="P2" style:family="paragraph" style:parent-style-name="Text_20_body">
      <style:paragraph-properties fo:margin-left="0.4835in" fo:margin-right="0in" fo:text-indent="0in" style:auto-text-indent="false"/>
    </style:style>
    <style:style style:name="P3" style:family="paragraph" style:parent-style-name="Preformatted_20_Text">
      <style:paragraph-properties fo:margin-left="0.4835in" fo:margin-right="0in" fo:margin-top="0in" fo:margin-bottom="0.1965in" fo:text-indent="0in" style:auto-text-indent="false"/>
    </style:style>
    <style:style style:name="P4" style:family="paragraph" style:parent-style-name="Standard">
      <style:paragraph-properties fo:margin-left="0.5055in" fo:margin-right="0in" fo:text-indent="0in" style:auto-text-indent="false"/>
    </style:style>
    <style:style style:name="P5" style:family="paragraph" style:parent-style-name="Text_20_body">
      <style:paragraph-properties fo:margin-left="0.5055in" fo:margin-right="0in" fo:text-indent="0in" style:auto-text-indent="false"/>
    </style:style>
    <style:style style:name="P6" style:family="paragraph" style:parent-style-name="Preformatted_20_Text">
      <style:paragraph-properties fo:margin-left="0.5055in" fo:margin-right="0in" fo:text-indent="0in" style:auto-text-indent="false"/>
    </style:style>
    <style:style style:name="P7" style:family="paragraph" style:parent-style-name="Preformatted_20_Text">
      <style:paragraph-properties fo:margin-left="0.5055in" fo:margin-right="0in" fo:margin-top="0in" fo:margin-bottom="0.1965in" fo:text-indent="0in" style:auto-text-indent="false"/>
    </style:style>
    <style:style style:name="P8" style:family="paragraph" style:parent-style-name="Preformatted_20_Text">
      <style:paragraph-properties fo:margin-left="0.5283in" fo:margin-right="0in" fo:text-indent="0in" style:auto-text-indent="false"/>
    </style:style>
    <style:style style:name="P9" style:family="paragraph" style:parent-style-name="Preformatted_20_Text">
      <style:paragraph-properties fo:margin-left="0.5283in" fo:margin-right="0in" fo:margin-top="0in" fo:margin-bottom="0.1965in" fo:text-indent="0in" style:auto-text-indent="false"/>
    </style:style>
    <style:style style:name="P10" style:family="paragraph" style:parent-style-name="Standard">
      <style:paragraph-properties fo:margin-left="0.5283in" fo:margin-right="0in" fo:text-indent="0in" style:auto-text-indent="false"/>
    </style:style>
    <style:style style:name="P11" style:family="paragraph" style:parent-style-name="Standard">
      <style:paragraph-properties fo:margin-left="0.5362in" fo:margin-right="0in" fo:text-align="start" style:justify-single-word="false" fo:text-indent="0in" style:auto-text-indent="false"/>
      <style:text-properties fo:font-size="9pt" style:font-size-asian="9pt" style:font-size-complex="9pt"/>
    </style:style>
    <style:style style:name="P12" style:family="paragraph" style:parent-style-name="Standard">
      <style:paragraph-properties fo:margin-left="0.5362in" fo:margin-right="0in" fo:text-indent="0in" style:auto-text-indent="false"/>
      <style:text-properties fo:color="#000000" style:font-name="Monospace" fo:font-size="9pt" style:font-size-asian="9pt" style:font-size-complex="9pt"/>
    </style:style>
    <style:style style:name="P13" style:family="paragraph" style:parent-style-name="Standard">
      <style:paragraph-properties fo:margin-left="0.5583in" fo:margin-right="0in" fo:text-indent="0in" style:auto-text-indent="false"/>
    </style:style>
    <style:style style:name="P14" style:family="paragraph" style:parent-style-name="Standard">
      <style:paragraph-properties fo:margin-left="0.5583in" fo:margin-right="0in" fo:text-indent="0in" style:auto-text-indent="false"/>
      <style:text-properties fo:color="#000000" style:font-name="Monospace" fo:font-size="10pt" style:font-size-asian="10pt"/>
    </style:style>
    <style:style style:name="P15" style:family="paragraph" style:parent-style-name="Standard">
      <style:paragraph-properties fo:margin-left="0.6264in" fo:margin-right="0in" fo:text-align="start" style:justify-single-word="false" fo:text-indent="0in" style:auto-text-indent="false"/>
      <style:text-properties fo:font-size="9pt" style:font-size-asian="9pt" style:font-size-complex="9pt"/>
    </style:style>
    <style:style style:name="P16" style:family="paragraph" style:parent-style-name="Standard">
      <style:paragraph-properties fo:margin-left="0.6264in" fo:margin-right="0in" fo:text-align="start" style:justify-single-word="false" fo:text-indent="0in" style:auto-text-indent="false"/>
      <style:text-properties fo:color="#000000" style:font-name="Monospace" fo:font-size="9pt" style:font-size-asian="9pt" style:font-size-complex="9pt"/>
    </style:style>
    <style:style style:name="P17" style:family="paragraph" style:parent-style-name="Preformatted_20_Text">
      <style:paragraph-properties fo:margin-left="0.6264in" fo:margin-right="0in" fo:margin-top="0in" fo:margin-bottom="0.1965in" fo:text-indent="0in" style:auto-text-indent="false"/>
    </style:style>
    <style:style style:name="P18" style:family="paragraph" style:parent-style-name="Preformatted_20_Text">
      <style:paragraph-properties fo:margin-top="0in" fo:margin-bottom="0.1965in"/>
    </style:style>
    <style:style style:name="P19" style:family="paragraph" style:parent-style-name="Preformatted_20_Text">
      <style:paragraph-properties fo:margin-left="0.5508in" fo:margin-right="0in" fo:text-indent="0in" style:auto-text-indent="false"/>
    </style:style>
    <style:style style:name="P20" style:family="paragraph" style:parent-style-name="Preformatted_20_Text">
      <style:paragraph-properties fo:margin-left="0.5508in" fo:margin-right="0in" fo:margin-top="0in" fo:margin-bottom="0.1965in" fo:text-indent="0in" style:auto-text-indent="false"/>
    </style:style>
    <style:style style:name="P21" style:family="paragraph" style:parent-style-name="Preformatted_20_Text">
      <style:paragraph-properties fo:margin-left="0.5736in" fo:margin-right="0in" fo:text-indent="0in" style:auto-text-indent="false"/>
    </style:style>
    <style:style style:name="P22" style:family="paragraph" style:parent-style-name="Preformatted_20_Text">
      <style:paragraph-properties fo:margin-left="0.5736in" fo:margin-right="0in" fo:margin-top="0in" fo:margin-bottom="0.1965in" fo:text-indent="0in" style:auto-text-indent="false"/>
    </style:style>
    <style:style style:name="P23" style:family="paragraph" style:parent-style-name="Standard">
      <style:text-properties fo:color="#000000" style:font-name="Monospace" fo:font-size="10pt" style:font-size-asian="10pt"/>
    </style:style>
    <style:style style:name="P24" style:family="paragraph" style:parent-style-name="Standard">
      <style:text-properties fo:font-size="13pt" fo:font-weight="bold" style:font-size-asian="13pt" style:font-weight-asian="bold" style:font-size-complex="13pt" style:font-weight-complex="bold"/>
    </style:style>
    <style:style style:name="P25" style:family="paragraph" style:parent-style-name="Standard">
      <style:text-properties fo:font-size="14pt" fo:font-weight="bold" style:font-size-asian="14pt" style:font-weight-asian="bold" style:font-size-complex="14pt" style:font-weight-complex="bold"/>
    </style:style>
    <style:style style:name="P26" style:family="paragraph" style:parent-style-name="Table_20_Contents">
      <style:text-properties fo:font-size="2pt" style:font-size-asian="2pt" style:font-size-complex="2pt"/>
    </style:style>
    <style:style style:name="P27" style:family="paragraph" style:parent-style-name="Standard">
      <style:paragraph-properties fo:margin-left="0in" fo:margin-right="0in" fo:text-align="start" style:justify-single-word="false" fo:text-indent="0in" style:auto-text-indent="false"/>
    </style:style>
    <style:style style:name="P28"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29" style:family="paragraph" style:parent-style-name="Standard">
      <style:paragraph-properties fo:margin-left="0in" fo:margin-right="0in" fo:text-align="start" style:justify-single-word="false" fo:text-indent="0in" style:auto-text-indent="false"/>
      <style:text-properties fo:color="#1f1c1b" style:font-name="Monospace" fo:font-size="10pt" style:font-size-asian="10pt"/>
    </style:style>
    <style:style style:name="P30" style:family="paragraph" style:parent-style-name="Standard">
      <style:paragraph-properties fo:margin-left="0in" fo:margin-right="0in" fo:text-align="start" style:justify-single-word="false" fo:text-indent="0in" style:auto-text-indent="false"/>
      <style:text-properties fo:color="#3f7f7f" style:font-name="Monospace" fo:font-size="10pt" style:font-size-asian="10pt"/>
    </style:style>
    <style:style style:name="P31" style:family="paragraph" style:parent-style-name="Standard">
      <style:paragraph-properties fo:margin-left="0in" fo:margin-right="0in" fo:margin-top="0in" fo:margin-bottom="0in" fo:text-align="start" style:justify-single-word="false" fo:text-indent="0in" style:auto-text-indent="false"/>
      <style:text-properties fo:color="#000000" style:font-name="Monospace" fo:font-size="10pt" style:font-size-asian="10pt"/>
    </style:style>
    <style:style style:name="P32" style:family="paragraph" style:parent-style-name="Standard">
      <style:paragraph-properties fo:margin-left="0in" fo:margin-right="0in" fo:margin-top="0in" fo:margin-bottom="0in" fo:text-align="start" style:justify-single-word="false" fo:text-indent="0in" style:auto-text-indent="false"/>
    </style:style>
    <style:style style:name="P33" style:family="paragraph" style:parent-style-name="Text_20_body">
      <style:paragraph-properties fo:margin-left="0.4937in" fo:margin-right="0in" fo:margin-top="0in" fo:margin-bottom="0in" fo:text-indent="0in" style:auto-text-indent="false"/>
    </style:style>
    <style:style style:name="P34" style:family="paragraph" style:parent-style-name="Text_20_body">
      <style:paragraph-properties fo:margin-left="0.4937in" fo:margin-right="0in" fo:margin-top="0in" fo:margin-bottom="0in" fo:text-align="start" style:justify-single-word="false" fo:text-indent="0in" style:auto-text-indent="false"/>
      <style:text-properties fo:color="#000000" style:font-name="Monospace" fo:font-size="10pt" style:font-size-asian="10pt"/>
    </style:style>
    <style:style style:name="P35" style:family="paragraph" style:parent-style-name="Preformatted_20_Text">
      <style:paragraph-properties fo:margin-left="0.4937in" fo:margin-right="0in" fo:margin-top="0in" fo:margin-bottom="0in" fo:text-align="start" style:justify-single-word="false" fo:text-indent="0in" style:auto-text-indent="false"/>
      <style:text-properties fo:color="#000000" style:font-name="Monospace" fo:font-size="10pt" style:font-size-asian="10pt"/>
    </style:style>
    <style:style style:name="P36" style:family="paragraph" style:parent-style-name="Standard">
      <style:paragraph-properties fo:margin-left="0.4937in" fo:margin-right="0in" fo:text-align="start" style:justify-single-word="false" fo:text-indent="0in" style:auto-text-indent="false"/>
      <style:text-properties fo:color="#000000" style:font-name="Monospace" fo:font-size="10pt" style:font-size-asian="10pt"/>
    </style:style>
    <style:style style:name="P37" style:family="paragraph" style:parent-style-name="Standard">
      <style:paragraph-properties fo:margin-left="0.5028in" fo:margin-right="0in" fo:text-align="start" style:justify-single-word="false" fo:text-indent="0in" style:auto-text-indent="false"/>
    </style:style>
    <style:style style:name="P38" style:family="paragraph" style:parent-style-name="Standard">
      <style:paragraph-properties fo:margin-left="0.5028in" fo:margin-right="0in" fo:text-align="start" style:justify-single-word="false" fo:text-indent="0in" style:auto-text-indent="false"/>
      <style:text-properties fo:color="#000000" style:font-name="Monospace" fo:font-size="10pt" style:font-size-asian="10pt"/>
    </style:style>
    <style:style style:name="P39" style:family="paragraph" style:parent-style-name="Standard" style:master-page-name="Standard">
      <style:paragraph-properties style:page-number="auto"/>
      <style:text-properties fo:font-size="13pt" fo:font-weight="bold" style:font-size-asian="13pt" style:font-weight-asian="bold" style:font-size-complex="13pt" style:font-weight-complex="bold"/>
    </style:style>
    <style:style style:name="P4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41" style:family="paragraph" style:parent-style-name="Standard">
      <style:paragraph-properties fo:margin-left="0in" fo:margin-right="0in" fo:text-align="start" style:justify-single-word="false" fo:text-indent="0in" style:auto-text-indent="false"/>
    </style:style>
    <style:style style:name="P42" style:family="paragraph" style:parent-style-name="Standard">
      <style:paragraph-properties fo:margin-left="0in" fo:margin-right="0in" fo:text-align="start" style:justify-single-word="false" fo:text-indent="0in" style:auto-text-indent="false"/>
      <style:text-properties fo:font-size="8pt" style:font-size-asian="8pt" style:font-size-complex="8pt"/>
    </style:style>
    <style:style style:name="P43" style:family="paragraph" style:parent-style-name="Standard">
      <style:paragraph-properties fo:margin-left="0in" fo:margin-right="0in" fo:margin-top="0in" fo:margin-bottom="0in" fo:text-align="start" style:justify-single-word="false" fo:text-indent="0in" style:auto-text-indent="false"/>
      <style:text-properties fo:color="#000000" style:font-name="Monospace" fo:font-size="10pt" style:font-size-asian="10pt"/>
    </style:style>
    <style:style style:name="P44" style:family="paragraph" style:parent-style-name="Standard">
      <style:paragraph-properties fo:margin-left="0in" fo:margin-right="0in" fo:margin-top="0in" fo:margin-bottom="0in" fo:text-align="start" style:justify-single-word="false" fo:text-indent="0in" style:auto-text-indent="false"/>
      <style:text-properties fo:color="#000000" style:font-name="Monospace" fo:font-size="8pt" style:font-size-asian="8pt" style:font-size-complex="8pt"/>
    </style:style>
    <style:style style:name="P45" style:family="paragraph" style:parent-style-name="Standard">
      <style:text-properties fo:color="#000000" style:font-name="Monospace" fo:font-size="10pt" style:font-size-asian="10pt"/>
    </style:style>
    <style:style style:name="P46" style:family="paragraph" style:parent-style-name="Standard">
      <style:text-properties fo:font-size="13pt" fo:font-weight="bold" style:font-size-asian="13pt" style:font-weight-asian="bold" style:font-size-complex="13pt" style:font-weight-complex="bold"/>
    </style:style>
    <style:style style:name="T1" style:family="text">
      <style:text-properties fo:font-size="9pt" style:font-size-asian="9pt" style:font-size-complex="9pt"/>
    </style:style>
    <style:style style:name="T2" style:family="text">
      <style:text-properties fo:font-size="10pt" style:font-size-asian="10pt" style:font-size-complex="10pt"/>
    </style:style>
    <style:style style:name="T3" style:family="text">
      <style:text-properties fo:color="#000000" style:font-name="Monospace"/>
    </style:style>
    <style:style style:name="T4" style:family="text">
      <style:text-properties fo:color="#000000" style:font-name="Monospace" fo:font-size="10pt" fo:font-weight="bold" style:font-size-asian="10pt" style:font-weight-asian="bold" style:font-size-complex="9pt" style:font-weight-complex="bold"/>
    </style:style>
    <style:style style:name="T5" style:family="text">
      <style:text-properties fo:color="#000000" style:font-name="Monospace" fo:font-size="10pt" style:font-size-asian="10pt"/>
    </style:style>
    <style:style style:name="T6" style:family="text">
      <style:text-properties fo:color="#000000" style:font-name="Monospace" fo:font-size="10pt" style:font-size-asian="10pt" style:font-size-complex="9pt"/>
    </style:style>
    <style:style style:name="T7" style:family="text">
      <style:text-properties fo:color="#000000" style:font-name="Monospace" fo:font-size="9pt" style:font-size-asian="9pt" style:font-size-complex="9pt"/>
    </style:style>
    <style:style style:name="T8" style:family="text">
      <style:text-properties fo:color="#000000" fo:font-size="10pt" style:font-size-asian="10pt"/>
    </style:style>
    <style:style style:name="T9" style:family="text">
      <style:text-properties fo:color="#000000" fo:font-size="9pt" fo:font-weight="bold" style:font-size-asian="9pt" style:font-weight-asian="bold" style:font-size-complex="9pt" style:font-weight-complex="bold"/>
    </style:style>
    <style:style style:name="T10" style:family="text">
      <style:text-properties fo:color="#000000" style:font-name="Monospace"/>
    </style:style>
    <style:style style:name="T11" style:family="text">
      <style:text-properties fo:color="#000000" style:font-name="Monospace" fo:font-size="10pt" style:font-size-asian="10pt"/>
    </style:style>
    <style:style style:name="T12" style:family="text">
      <style:text-properties fo:color="#7f0055" style:font-name="Monospace" fo:font-weight="bold" style:font-weight-asian="bold"/>
    </style:style>
    <style:style style:name="T13" style:family="text">
      <style:text-properties fo:color="#7f0055" style:font-name="Monospace" fo:font-size="9pt" fo:font-weight="bold" style:font-size-asian="9pt" style:font-weight-asian="bold" style:font-size-complex="9pt"/>
    </style:style>
    <style:style style:name="T14" style:family="text">
      <style:text-properties fo:color="#7f0055" style:font-name="Monospace" fo:font-size="10pt" fo:font-weight="bold" style:font-size-asian="10pt" style:font-weight-asian="bold"/>
    </style:style>
    <style:style style:name="T15" style:family="text">
      <style:text-properties fo:color="#7f0055" style:font-name="Monospace" fo:font-size="10pt" fo:font-weight="bold" style:font-size-asian="10pt" style:font-weight-asian="bold" style:font-size-complex="9pt"/>
    </style:style>
    <style:style style:name="T16" style:family="text">
      <style:text-properties fo:color="#7f0055" style:font-name="Monospace" fo:font-size="10pt" fo:font-weight="bold" style:font-size-asian="10pt" style:font-weight-asian="bold"/>
    </style:style>
    <style:style style:name="T17" style:family="text">
      <style:text-properties fo:color="#7f0055" style:font-name="Monospace" fo:font-weight="bold" style:font-weight-asian="bold"/>
    </style:style>
    <style:style style:name="T18" style:family="text">
      <style:text-properties fo:color="#2a00ff" style:font-name="Monospace"/>
    </style:style>
    <style:style style:name="T19" style:family="text">
      <style:text-properties fo:color="#2a00ff" style:font-name="Monospace" fo:font-size="9pt" style:font-size-asian="9pt" style:font-size-complex="9pt"/>
    </style:style>
    <style:style style:name="T20" style:family="text">
      <style:text-properties fo:color="#2a00ff" style:font-name="Monospace" fo:font-size="10pt" style:font-size-asian="10pt"/>
    </style:style>
    <style:style style:name="T21" style:family="text">
      <style:text-properties fo:color="#2a00ff" style:font-name="Monospace" fo:font-size="10pt" fo:font-style="italic" style:font-size-asian="10pt" style:font-style-asian="italic"/>
    </style:style>
    <style:style style:name="T22" style:family="text">
      <style:text-properties fo:color="#2a00ff" style:font-name="Monospace" fo:font-size="10pt" fo:font-style="italic" fo:font-weight="bold" style:font-size-asian="10pt" style:font-style-asian="italic" style:font-weight-asian="bold" style:font-weight-complex="bold"/>
    </style:style>
    <style:style style:name="T23" style:family="text">
      <style:text-properties fo:color="#2a00ff" style:font-name="Monospace" fo:font-size="10pt" fo:font-weight="bold" style:font-size-asian="10pt" style:font-weight-asian="bold" style:font-weight-complex="bold"/>
    </style:style>
    <style:style style:name="T24" style:family="text">
      <style:text-properties fo:color="#2a00ff" style:font-name="Monospace" style:font-size-complex="9pt"/>
    </style:style>
    <style:style style:name="T25" style:family="text">
      <style:text-properties fo:color="#2a00ff" style:font-name="Monospace" fo:font-weight="bold" style:font-weight-asian="bold" style:font-size-complex="9pt" style:font-weight-complex="bold"/>
    </style:style>
    <style:style style:name="T26" style:family="text">
      <style:text-properties fo:color="#2a00ff" style:font-name="Monospace"/>
    </style:style>
    <style:style style:name="T27" style:family="text">
      <style:text-properties fo:color="#2a00ff" style:font-name="Monospace" fo:font-size="10pt" style:font-size-asian="10pt"/>
    </style:style>
    <style:style style:name="T28" style:family="text">
      <style:text-properties style:font-name="Monospace" fo:font-size="10pt" style:font-size-asian="10pt"/>
    </style:style>
    <style:style style:name="T29" style:family="text">
      <style:text-properties style:font-name="Monospace" style:font-size-complex="9pt"/>
    </style:style>
    <style:style style:name="T30" style:family="text">
      <style:text-properties fo:color="#008080" style:font-name="Monospace" fo:font-size="10pt" style:font-size-asian="10pt"/>
    </style:style>
    <style:style style:name="T31" style:family="text">
      <style:text-properties fo:color="#3f7f7f" style:font-name="Monospace" fo:font-size="10pt" style:font-size-asian="10pt"/>
    </style:style>
    <style:style style:name="T32" style:family="text">
      <style:text-properties fo:color="#3f7f7f" style:font-name="Monospace" fo:font-size="10pt" fo:font-style="italic" style:font-size-asian="10pt" style:font-style-asian="italic"/>
    </style:style>
    <style:style style:name="T33" style:family="text">
      <style:text-properties fo:color="#3f7f7f" style:font-name="Monospace" fo:font-size="10pt" fo:font-weight="bold" style:font-size-asian="10pt" style:font-weight-asian="bold"/>
    </style:style>
    <style:style style:name="T34" style:family="text">
      <style:text-properties fo:color="#7f007f" style:font-name="Monospace" fo:font-size="10pt" style:font-size-asian="10pt"/>
    </style:style>
    <style:style style:name="T35" style:family="text">
      <style:text-properties fo:color="#1f1c1b" style:font-name="Monospace" fo:font-size="10pt" style:font-size-asian="10pt"/>
    </style:style>
    <style:style style:name="T36" style:family="text">
      <style:text-properties fo:color="#2a00e1" style:font-name="Monospace" fo:font-size="10pt" fo:font-style="italic" style:font-size-asian="10pt" style:font-style-asian="italic"/>
    </style:style>
    <style:style style:name="T37" style:family="text">
      <style:text-properties fo:color="#3f7f5f" style:font-name="Monospace" fo:font-size="10pt" style:font-size-asian="10pt"/>
    </style:style>
    <style:style style:name="T38" style:family="text">
      <style:text-properties fo:color="#3f7f5f" style:font-name="Monospace"/>
    </style:style>
    <style:style style:name="T39" style:family="text">
      <style:text-properties fo:color="#3f7f5f" style:font-name="Monospace" fo:font-size="10pt" style:font-size-asian="10pt"/>
    </style:style>
    <style:style style:name="T40" style:family="text">
      <style:text-properties fo:color="#3f7f5f" style:font-name="Monospace" fo:font-size="8pt" style:font-size-asian="8pt" style:font-size-complex="8pt"/>
    </style:style>
    <style:style style:name="T41" style:family="text">
      <style:text-properties style:font-name="Monospace"/>
    </style:style>
    <style:style style:name="T42" style:family="text">
      <style:text-properties style:font-name="Monospace" style:font-size-complex="9pt"/>
    </style:style>
    <style:style style:name="T43" style:family="text">
      <style:text-properties style:font-name="Monospace" fo:font-size="9pt" style:font-size-asian="9pt" style:font-size-complex="9pt"/>
    </style:style>
    <style:style style:name="T44" style:family="text">
      <style:text-properties style:font-name="Monospace" fo:font-size="8pt" style:font-size-asian="8pt" style:font-size-complex="8pt"/>
    </style:style>
    <style:style style:name="T45" style:family="text">
      <style:text-properties fo:color="#3f5fbf" style:font-name="Monospace"/>
    </style:style>
    <style:style style:name="T46" style:family="text">
      <style:text-properties fo:color="#3f5fbf" style:font-name="Monospace" fo:font-size="10pt" style:font-size-asian="10pt"/>
    </style:style>
    <style:style style:name="T47" style:family="text">
      <style:text-properties fo:color="#3f5fbf" style:font-name="Monospace" fo:font-size="8pt" style:font-size-asian="8pt" style:font-size-complex="8pt"/>
    </style:style>
    <style:style style:name="T48" style:family="text">
      <style:text-properties fo:color="#bf5f3f" style:font-name="Monospace"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After Save or Edit JqGrid doesn't refresh the records</text:p>
      <text:p text:style-name="P5">If you use <text:span text:style-name="Source_20_Text">loadonce: false</text:span> than you have to implement paging, sorting and searching <text:span text:style-name="Strong_20_Emphasis">on the server side</text:span>. If paging and searching are not working, then you don't implemented the features in your current server code.</text:p>
      <text:p text:style-name="P5">The option <text:span text:style-name="Source_20_Text">reloadAfterSubmit</text:span> specify whether the grid will be reloaded after editing.</text:p>
      <text:p text:style-name="P5">If you use <text:span text:style-name="Source_20_Text">loadonce: true</text:span> the <text:span text:style-name="Source_20_Text">datatype</text:span> will be changed to <text:span text:style-name="Source_20_Text">'local'</text:span> after the first load. The problem is that jqGrid don't support local form editing. So you have to implement the server part for Add/Edit/delete. The problem is that reloading in the case will be executed <text:span text:style-name="Strong_20_Emphasis">local</text:span> and not from the server. To reload the data from the server after end of form editing you can reset the <text:span text:style-name="Source_20_Text">datatype</text:span> to the initial state ('json' or 'xml') inside of <text:span text:style-name="Source_20_Text">afterSubmit</text:span> callback. In the case the next reloading (in case of <text:span text:style-name="Source_20_Text">reloadAfterSubmit: true</text:span>) will be done from the server like you as want.</text:p>
      <text:p text:style-name="P5"><text:span text:style-name="Strong_20_Emphasis">UPDATED</text:span>: The following code of <text:a xlink:type="simple" xlink:href="http://www.trirand.com/jqgridwiki/doku.php?id=wiki%3Aform_editing#events">afterSubmit</text:a> should solve the problem:</text:p>
      <text:p text:style-name="P6"><text:span text:style-name="Source_20_Text">afterSubmit: function () {</text:span></text:p>
      <text:p text:style-name="P6"><text:span text:style-name="Source_20_Text"><text:s text:c="4"/>$(this).jqGrid("setGridParam", {datatype: 'xml'});</text:span></text:p>
      <text:p text:style-name="P6"><text:span text:style-name="Source_20_Text"><text:s text:c="4"/>return [true];</text:span></text:p>
      <text:p text:style-name="P7"><text:span text:style-name="Source_20_Text">}</text:span></text:p>
      <text:p text:style-name="P2">If you use <text:span text:style-name="Source_20_Text">loadonce:true</text:span> jqGrid change the <text:span text:style-name="Source_20_Text">datatype</text:span> parameters to 'local' after the first load of data from the grid. All next grid reloading (sorting, paging, filtering) works local. If you want refresh the grid data from the server one more time you should set <text:span text:style-name="Source_20_Text">datatype</text:span> to its original value ('json' or 'xml'). For example:</text:p>
      <text:p text:style-name="P3"><text:span text:style-name="Source_20_Text">$("#list").setGridParam({datatype:'json', page:1}).trigger('reloadGrid');</text:span></text:p>
      <table:table table:name="Table1" table:style-name="Table1">
        <table:table-column table:style-name="Table1.A"/>
        <table:table-row>
          <table:table-cell table:style-name="Table1.A1" office:value-type="string">
            <text:p text:style-name="P26"><text:bookmark text:name="link-post-5398136"/></text:p>
          </table:table-cell>
        </table:table-row>
      </table:table>
      <text:p text:style-name="P1"/>
      <text:p text:style-name="P24">After add dialog is not closing</text:p>
      <text:p text:style-name="P5">There are some properties for closing the dialog that needs to be set on your edit/add declarations, they normally default to false.</text:p>
      <text:p text:style-name="P5"><text:span text:style-name="Strong_20_Emphasis">For Adding:</text:span></text:p>
      <text:p text:style-name="P5"><text:span text:style-name="Source_20_Text"><text:span text:style-name="T2">closeAfterAdd</text:span></text:span><text:span text:style-name="T2"> - when add mode, close the dialog after add record. (default: false)</text:span></text:p>
      <text:p text:style-name="P5"><text:span text:style-name="Strong_20_Emphasis">For Editing:</text:span> </text:p>
      <text:p text:style-name="P5"><text:span text:style-name="Source_20_Text"><text:span text:style-name="T2">closeAfterEdit</text:span></text:span><text:span text:style-name="T2"> - when in edit mode, close the dialog after editing. (default: false)</text:span></text:p>
      <text:p text:style-name="P5">So in your example you would need:</text:p>
      <text:p text:style-name="P6"><text:span text:style-name="Source_20_Text"><text:span text:style-name="T1">{url: "category/updatecategory", closeAfterEdit: true}, </text:span></text:span></text:p>
      <text:p text:style-name="P7"><text:span text:style-name="Source_20_Text"><text:span text:style-name="T1">{url: "category/createcategory", closeAfterAdd: true}</text:span></text:span></text:p>
      <text:p text:style-name="P4"/>
      <text:p text:style-name="P24">How to center jqGrid popup modal window?</text:p>
      <text:p text:style-name="P8"><text:span text:style-name="Source_20_Text"><text:span text:style-name="T1">var grid = $("#list"); <text:s text:c="3"/></text:span></text:span></text:p>
      <text:p text:style-name="P8"><text:span text:style-name="Source_20_Text"><text:span text:style-name="T1">grid.jqGrid('navGrid','#pager',</text:span></text:span></text:p>
      <text:p text:style-name="P8"><text:soft-page-break/><text:span text:style-name="Source_20_Text"><text:span text:style-name="T1"><text:s text:c="12"/>{add:false,del:false,search:false,refresh:false},</text:span></text:span></text:p>
      <text:p text:style-name="P8"><text:span text:style-name="Source_20_Text"><text:span text:style-name="T1"><text:s text:c="12"/>{ beforeShowForm: function(form) {</text:span></text:span></text:p>
      <text:p text:style-name="P8"><text:span text:style-name="Source_20_Text"><text:span text:style-name="T1"><text:s text:c="18"/>// "editmodlist"</text:span></text:span></text:p>
      <text:p text:style-name="P8"><text:span text:style-name="Source_20_Text"><text:span text:style-name="T1"><text:s text:c="18"/>var dlgDiv = $("#editmod" + grid[0].id);</text:span></text:span></text:p>
      <text:p text:style-name="P8"><text:span text:style-name="Source_20_Text"><text:span text:style-name="T1"><text:s text:c="18"/>var parentDiv = dlgDiv.parent(); // div#gbox_list</text:span></text:span></text:p>
      <text:p text:style-name="P8"><text:span text:style-name="Source_20_Text"><text:span text:style-name="T1"><text:s text:c="18"/>var dlgWidth = dlgDiv.width();</text:span></text:span></text:p>
      <text:p text:style-name="P8"><text:span text:style-name="Source_20_Text"><text:span text:style-name="T1"><text:s text:c="18"/>var parentWidth = parentDiv.width();</text:span></text:span></text:p>
      <text:p text:style-name="P8"><text:span text:style-name="Source_20_Text"><text:span text:style-name="T1"><text:s text:c="18"/>var dlgHeight = dlgDiv.height();</text:span></text:span></text:p>
      <text:p text:style-name="P8"><text:span text:style-name="Source_20_Text"><text:span text:style-name="T1"><text:s text:c="18"/>var parentHeight = parentDiv.height();</text:span></text:span></text:p>
      <text:p text:style-name="P8"><text:span text:style-name="Source_20_Text"><text:span text:style-name="T1"><text:s text:c="18"/>// TODO: change parentWidth and parentHeight in case </text:span></text:span><text:span text:style-name="Source_20_Text"><text:span text:style-name="T1">of the grid</text:span></text:span></text:p>
      <text:p text:style-name="P8"><text:span text:style-name="Source_20_Text"><text:span text:style-name="T1"><text:s text:c="18"/>// <text:s text:c="6"/>is larger as the browser window</text:span></text:span></text:p>
      <text:p text:style-name="P8"><text:span text:style-name="Source_20_Text"><text:span text:style-name="T1"><text:s text:c="18"/>dlgDiv[0].style.top = Math.round((parentHeight-dlgHeight)/2) + "px";</text:span></text:span></text:p>
      <text:p text:style-name="P8"><text:span text:style-name="Source_20_Text"><text:span text:style-name="T1"><text:s text:c="18"/>dlgDiv[0].style.left = Math.round((parentWidth-dlgWidth)/2) + "px";</text:span></text:span></text:p>
      <text:p text:style-name="P8"><text:span text:style-name="Source_20_Text"><text:span text:style-name="T1"><text:s text:c="14"/>}</text:span></text:span></text:p>
      <text:p text:style-name="P9"><text:span text:style-name="Source_20_Text"><text:span text:style-name="T1"><text:s text:c="12"/>});</text:span></text:span></text:p>
      <text:p text:style-name="Standard"/>
      <text:p text:style-name="P25">Dinamikusan valtoztatni a Delete dialogus ablak tartalmat?</text:p>
      <text:p text:style-name="P8"><text:span text:style-name="Source_20_Text"><text:span text:style-name="T1"/></text:span></text:p>
      <text:p text:style-name="P8"/>
      <text:p text:style-name="P11"><text:span text:style-name="T3">beforeShowForm:</text:span><text:span text:style-name="T12">function</text:span><text:span text:style-name="T3">(form) { <text:s text:c="15"/></text:span></text:p>
      <text:p text:style-name="P11"><text:span text:style-name="T3"><text:tab/>ret = $(</text:span><text:span text:style-name="T18">"#list"</text:span><text:span text:style-name="T3">).getRowData($(</text:span><text:span text:style-name="T18">"#list"</text:span><text:span text:style-name="T3">).jqGrid(</text:span><text:span text:style-name="T18">'getGridParam'</text:span><text:span text:style-name="T3">,</text:span><text:span text:style-name="T18">'selrow'</text:span><text:span text:style-name="T3">));</text:span></text:p>
      <text:p text:style-name="P11"><text:span text:style-name="T3"><text:tab/>$(</text:span><text:span text:style-name="T18">"td.delmsg"</text:span><text:span text:style-name="T3">,form).html(</text:span><text:span text:style-name="T18">"Valóban törölni kivánja a(z) "</text:span><text:span text:style-name="T3"> + </text:span></text:p>
      <text:p text:style-name="P11"><text:span text:style-name="T3"><text:tab/><text:tab/><text:tab/>ret.szerkezetiElemNev + </text:span><text:span text:style-name="T18">" Szerkezeti elemet?"</text:span><text:span text:style-name="T3">); <text:s text:c="11"/></text:span></text:p>
      <text:p text:style-name="P12"><text:s text:c="12"/>}</text:p>
      <text:p text:style-name="P23"/>
      <text:p text:style-name="P14">Az ID-t a következőképpen lehet kinyerni elentétben a tobbi elemmel: </text:p>
      <text:p text:style-name="P13"><text:span text:style-name="Source_20_Text"><text:span text:style-name="T4"/></text:span></text:p>
      <text:p text:style-name="P13"><text:span text:style-name="Source_20_Text"><text:span text:style-name="T9">$("#list").jqGrid('getGridParam','selrow')</text:span></text:span><text:span text:style-name="Source_20_Text"><text:span text:style-name="T8"> </text:span></text:span></text:p>
      <text:p text:style-name="P14"/>
      <text:p text:style-name="P23"/>
      <text:p text:style-name="P25">Modal message:</text:p>
      <text:p text:style-name="P19"><text:span text:style-name="Source_20_Text"><text:s/></text:span><text:span text:style-name="Source_20_Text"><text:span text:style-name="T1"><text:s/>&lt;script&gt;</text:span></text:span></text:p>
      <text:p text:style-name="P19"><text:span text:style-name="Source_20_Text"><text:span text:style-name="T1"><text:s text:c="2"/>$(function() {</text:span></text:span></text:p>
      <text:p text:style-name="P19"><text:span text:style-name="Source_20_Text"><text:span text:style-name="T1"><text:s text:c="4"/>$( "#dialog-message" ).dialog({</text:span></text:span></text:p>
      <text:p text:style-name="P19"><text:span text:style-name="Source_20_Text"><text:span text:style-name="T1"><text:s text:c="6"/>modal: true,</text:span></text:span></text:p>
      <text:p text:style-name="P19"><text:span text:style-name="Source_20_Text"><text:span text:style-name="T1"><text:s text:c="6"/>buttons: {</text:span></text:span></text:p>
      <text:p text:style-name="P19"><text:span text:style-name="Source_20_Text"><text:span text:style-name="T1"><text:s text:c="8"/>Ok: function() {</text:span></text:span></text:p>
      <text:p text:style-name="P19"><text:span text:style-name="Source_20_Text"><text:span text:style-name="T1"><text:s text:c="10"/>$( this).dialog( "close" );</text:span></text:span></text:p>
      <text:p text:style-name="P19"><text:span text:style-name="Source_20_Text"><text:span text:style-name="T1"><text:s text:c="8"/>}</text:span></text:span></text:p>
      <text:p text:style-name="P19"><text:span text:style-name="Source_20_Text"><text:span text:style-name="T1"><text:s text:c="6"/>}</text:span></text:span></text:p>
      <text:p text:style-name="P19"><text:span text:style-name="Source_20_Text"><text:span text:style-name="T1"><text:s text:c="4"/>});</text:span></text:span></text:p>
      <text:p text:style-name="P19"><text:span text:style-name="Source_20_Text"><text:span text:style-name="T1"><text:s text:c="2"/>});</text:span></text:span></text:p>
      <text:p text:style-name="P20"><text:span text:style-name="Source_20_Text"><text:span text:style-name="T1"><text:s text:c="2"/>&lt;/script&gt;</text:span></text:span></text:p>
      <text:p text:style-name="P19"><text:span text:style-name="Source_20_Text"><text:span text:style-name="T1">&lt;div id="dialog-message" title="Download complete"&gt;</text:span></text:span></text:p>
      <text:p text:style-name="P19"><text:span text:style-name="Source_20_Text"><text:span text:style-name="T1"><text:s text:c="2"/>&lt;p&gt;</text:span></text:span></text:p>
      <text:p text:style-name="P19"><text:span text:style-name="Source_20_Text"><text:span text:style-name="T1"><text:s text:c="4"/>&lt;span class="ui-icon ui-icon-circle-check" style="float: left; margin: 0 7px 50px 0;"&gt;&lt;/span&gt;</text:span></text:span></text:p>
      <text:p text:style-name="P19"><text:span text:style-name="Source_20_Text"><text:span text:style-name="T1"><text:s text:c="4"/>Your files have downloaded successfully into the My Downloads folder.</text:span></text:span></text:p>
      <text:p text:style-name="P19"><text:span text:style-name="Source_20_Text"><text:span text:style-name="T1"><text:s text:c="2"/>&lt;/p&gt; <text:s/></text:span></text:span></text:p>
      <text:p text:style-name="P20"><text:span text:style-name="Source_20_Text"><text:span text:style-name="T1">&lt;/div&gt;</text:span></text:span></text:p>
      <text:p text:style-name="P25"><text:soft-page-break/>Modal confirmation:</text:p>
      <text:p text:style-name="P21"><text:span text:style-name="Source_20_Text"><text:s text:c="2"/></text:span><text:span text:style-name="Source_20_Text"><text:span text:style-name="T1">$(function() {</text:span></text:span></text:p>
      <text:p text:style-name="P21"><text:span text:style-name="Source_20_Text"><text:span text:style-name="T1"><text:s text:c="4"/>$( "#dialog-confirm" ).dialog({</text:span></text:span></text:p>
      <text:p text:style-name="P21"><text:span text:style-name="Source_20_Text"><text:span text:style-name="T1"><text:s text:c="6"/>resizable: false,</text:span></text:span></text:p>
      <text:p text:style-name="P21"><text:span text:style-name="Source_20_Text"><text:span text:style-name="T1"><text:s text:c="6"/>height:140,</text:span></text:span></text:p>
      <text:p text:style-name="P21"><text:span text:style-name="Source_20_Text"><text:span text:style-name="T1"><text:s text:c="6"/>modal: true,</text:span></text:span></text:p>
      <text:p text:style-name="P21"><text:span text:style-name="Source_20_Text"><text:span text:style-name="T1"><text:s text:c="6"/>buttons: {</text:span></text:span></text:p>
      <text:p text:style-name="P21"><text:span text:style-name="Source_20_Text"><text:span text:style-name="T1"><text:s text:c="8"/>"Delete all items": function() {</text:span></text:span></text:p>
      <text:p text:style-name="P21"><text:span text:style-name="Source_20_Text"><text:span text:style-name="T1"><text:s text:c="10"/>$( this ).dialog( "close" );</text:span></text:span></text:p>
      <text:p text:style-name="P21"><text:span text:style-name="Source_20_Text"><text:span text:style-name="T1"><text:s text:c="8"/>},</text:span></text:span></text:p>
      <text:p text:style-name="P21"><text:span text:style-name="Source_20_Text"><text:span text:style-name="T1"><text:s text:c="8"/>Cancel: function() {</text:span></text:span></text:p>
      <text:p text:style-name="P21"><text:span text:style-name="Source_20_Text"><text:span text:style-name="T1"><text:s text:c="10"/>$( this ).dialog( "close" );</text:span></text:span></text:p>
      <text:p text:style-name="P21"><text:span text:style-name="Source_20_Text"><text:span text:style-name="T1"><text:s text:c="8"/>}</text:span></text:span></text:p>
      <text:p text:style-name="P21"><text:span text:style-name="Source_20_Text"><text:span text:style-name="T1"><text:s text:c="6"/>}</text:span></text:span></text:p>
      <text:p text:style-name="P21"><text:span text:style-name="Source_20_Text"><text:span text:style-name="T1"><text:s text:c="4"/>});</text:span></text:span></text:p>
      <text:p text:style-name="P22"><text:span text:style-name="Source_20_Text"><text:span text:style-name="T1"><text:s text:c="2"/>});</text:span></text:span></text:p>
      <text:p text:style-name="P22"><text:span text:style-name="Source_20_Text"><text:span text:style-name="T1"/></text:span></text:p>
      <text:p text:style-name="P22"><text:span text:style-name="Source_20_Text"><text:span text:style-name="T1">&lt;div id="dialog-confirm" title="Empty the recycle bin?"&gt;</text:span></text:span></text:p>
      <text:p text:style-name="P21"><text:span text:style-name="Source_20_Text"><text:span text:style-name="T1"><text:s text:c="2"/>&lt;p&gt;&lt;span class="ui-icon ui-icon-alert" style="float: left; margin: 0 7px 20px 0;"&gt;&lt;/span&gt;These items will be permanently deleted and cannot be recovered. Are you sure?&lt;/p&gt;</text:span></text:span></text:p>
      <text:p text:style-name="P22"><text:span text:style-name="Source_20_Text"><text:span text:style-name="T1">&lt;/div&gt;</text:span></text:span></text:p>
      <text:p text:style-name="P22"><text:span text:style-name="Source_20_Text"><text:span text:style-name="T1"/></text:span></text:p>
      <text:p text:style-name="P25">Modal message:</text:p>
      <text:p text:style-name="P17"><text:span text:style-name="Source_20_Text"><text:span text:style-name="T1"><text:s/></text:span></text:span><text:span text:style-name="Source_20_Text"><text:span text:style-name="T7">beforeShowForm:</text:span></text:span><text:span text:style-name="Source_20_Text"><text:span text:style-name="T13">function</text:span></text:span><text:span text:style-name="Source_20_Text"><text:span text:style-name="T7">(form) { </text:span></text:span></text:p>
      <text:p text:style-name="P17"><text:span text:style-name="T7"><text:s text:c="9"/><text:tab/>$dialog = $(</text:span><text:span text:style-name="T19">'&lt;div&gt;&lt;/div&gt;'</text:span><text:span text:style-name="T7">)</text:span></text:p>
      <text:p text:style-name="P17"><text:span text:style-name="T7"><text:s text:c="16"/>.html(</text:span><text:span text:style-name="T19">"figyelem"</text:span><text:span text:style-name="T7">)</text:span></text:p>
      <text:p text:style-name="P16"><text:s text:c="16"/>.dialog({</text:p>
      <text:p text:style-name="P15"><text:span text:style-name="T3"><text:tab/><text:tab/><text:tab/>autoOpen: </text:span><text:span text:style-name="T12">true</text:span><text:span text:style-name="T3">,</text:span></text:p>
      <text:p text:style-name="P15"><text:span text:style-name="T3"><text:tab/><text:tab/><text:tab/>resizable: </text:span><text:span text:style-name="T12">false</text:span><text:span text:style-name="T3">,</text:span></text:p>
      <text:p text:style-name="P16"><text:tab/><text:tab/><text:tab/>buttons: { </text:p>
      <text:p text:style-name="P15"><text:span text:style-name="T3"><text:tab/><text:tab/><text:tab/><text:tab/></text:span><text:span text:style-name="T18">"Done"</text:span><text:span text:style-name="T3">: </text:span><text:span text:style-name="T12">function</text:span><text:span text:style-name="T3"> () { </text:span></text:p>
      <text:p text:style-name="P15"><text:span text:style-name="T3"><text:tab/><text:tab/><text:tab/><text:tab/><text:tab/>$(</text:span><text:span text:style-name="T12">this</text:span><text:span text:style-name="T3">).dialog(</text:span><text:span text:style-name="T18">"close"</text:span><text:span text:style-name="T3">); </text:span></text:p>
      <text:p text:style-name="P16"><text:tab/><text:tab/><text:tab/><text:tab/><text:tab/>} </text:p>
      <text:p text:style-name="P16"><text:tab/><text:tab/><text:tab/>},</text:p>
      <text:p text:style-name="P15"><text:span text:style-name="T3"><text:s text:c="18"/>title: </text:span><text:span text:style-name="T18">'Error'</text:span></text:p>
      <text:p text:style-name="P16"><text:s text:c="16"/>});</text:p>
      <text:p text:style-name="P17"><text:span text:style-name="Source_20_Text"><text:span text:style-name="T7"><text:tab/><text:tab/> <text:s text:c="3"/>$dialog.dialog(</text:span></text:span><text:span text:style-name="Source_20_Text"><text:span text:style-name="T19">'open'</text:span></text:span><text:span text:style-name="Source_20_Text"><text:span text:style-name="T7">);</text:span></text:span><text:span text:style-name="Source_20_Text"><text:span text:style-name="T1"> </text:span></text:span></text:p>
      <text:p text:style-name="P20"><text:span text:style-name="Source_20_Text"><text:span text:style-name="T1"/></text:span></text:p>
      <text:p text:style-name="P18"><text:span text:style-name="Source_20_Text">http://jqueryui.com/dialog/#modal-form</text:span></text:p>
      <text:p text:style-name="P18"><text:span text:style-name="Source_20_Text"/></text:p>
      <text:p text:style-name="P24">Hogyan noveljem <text:s/>meg egy rekord magasságát?</text:p>
      <text:p text:style-name="P8"><text:span text:style-name="Source_20_Text"><text:span text:style-name="T1"/></text:span></text:p>
      <text:p text:style-name="P27"><text:soft-page-break/><text:span text:style-name="T5">afterInsertRow: </text:span><text:span text:style-name="T14">function</text:span><text:span text:style-name="T5">(rowid, rowData, rowelem) {</text:span></text:p>
      <text:p text:style-name="P27"><text:span text:style-name="T5"><text:tab/>$(</text:span><text:span text:style-name="T14">this</text:span><text:span text:style-name="T5">).jqGrid(</text:span><text:span text:style-name="T20">'setRowData'</text:span><text:span text:style-name="T5">, rowid, </text:span><text:span text:style-name="T14">false</text:span><text:span text:style-name="T5">, { height: </text:span><text:span text:style-name="T20">'25px'</text:span><text:span text:style-name="T5"> });</text:span></text:p>
      <text:p text:style-name="P28">}, <text:s/></text:p>
      <text:p text:style-name="P10"><text:span text:style-name="Source_20_Text"><text:span text:style-name="T6"><text:tab/> <text:s text:c="3"/><text:tab/><text:tab/>}</text:span></text:span></text:p>
      <text:p text:style-name="P18"><text:span text:style-name="Source_20_Text"/></text:p>
      <text:p text:style-name="P24">Hogyan allithatom be, hogy a fejlec magassaga automatikusan valtozzon?</text:p>
      <text:p text:style-name="P33"><text:span text:style-name="Source_20_Text"><text:span text:style-name="T1"><text:tab/>Ha például &lt;br/&gt; formázással több sorossá kívánom tenni a fejlécet.</text:span></text:span></text:p>
      <text:p text:style-name="P36"><text:tab/>A kovetkező kódrészletet a html allomanyba kell helyezni, amivel felul irjuk a jqgrid css-et.</text:p>
      <text:p text:style-name="P36"/>
      <text:p text:style-name="P27"><text:span text:style-name="T5"><text:tab/></text:span><text:span text:style-name="T30">&lt;</text:span><text:span text:style-name="T31">style</text:span><text:span text:style-name="T28"> </text:span><text:span text:style-name="T34">type</text:span><text:span text:style-name="T35">=</text:span><text:span text:style-name="T21">"text/css"</text:span><text:span text:style-name="T28"> </text:span><text:span text:style-name="T34">media</text:span><text:span text:style-name="T35">=</text:span><text:span text:style-name="T21">"screen"</text:span><text:span text:style-name="T30">&gt;</text:span></text:p>
      <text:p text:style-name="P27"><text:span text:style-name="T35"><text:tab/><text:tab/></text:span><text:span text:style-name="T32">.ui-jqgrid</text:span><text:span text:style-name="T31"> </text:span><text:span text:style-name="T32">.ui-jqgrid-htable</text:span><text:span text:style-name="T31"> </text:span><text:span text:style-name="T33">th</text:span><text:span text:style-name="T31"> </text:span><text:span text:style-name="T33">div</text:span><text:span text:style-name="T35"> {</text:span></text:p>
      <text:p text:style-name="P27"><text:span text:style-name="T35"><text:tab/><text:tab/> <text:s text:c="3"/></text:span><text:span text:style-name="T34">height</text:span><text:span text:style-name="T35">: </text:span><text:span text:style-name="T36">auto</text:span><text:span text:style-name="T35">;</text:span></text:p>
      <text:p text:style-name="P27"><text:span text:style-name="T35"><text:tab/> <text:s text:c="3"/><text:tab/></text:span><text:span text:style-name="T34">overflow</text:span><text:span text:style-name="T35">: </text:span><text:span text:style-name="T36">hidden</text:span><text:span text:style-name="T35">;</text:span></text:p>
      <text:p text:style-name="P27"><text:span text:style-name="T35"><text:tab/> <text:s text:c="3"/><text:tab/></text:span><text:span text:style-name="T34">position</text:span><text:span text:style-name="T35">: </text:span><text:span text:style-name="T36">relative</text:span><text:span text:style-name="T35">;</text:span></text:p>
      <text:p text:style-name="P29"><text:tab/><text:tab/>}</text:p>
      <text:p text:style-name="P27"><text:span text:style-name="T35"><text:tab/></text:span><text:span text:style-name="T30">&lt;/</text:span><text:span text:style-name="T31">style&gt;</text:span></text:p>
      <text:p text:style-name="P30"/>
      <text:p text:style-name="P24">Modositas parbeszedablak szemelyreszabasa</text:p>
      <text:p text:style-name="P33"><text:span text:style-name="Source_20_Text"><text:span text:style-name="T1">A kovetkezo peldaban egy ujabb oszlopot szurok minden sor utan, benne hogy “hello”.</text:span></text:span></text:p>
      <text:p text:style-name="P36"/>
      <text:p text:style-name="P37"><text:span text:style-name="T5">beforeShowForm: </text:span><text:span text:style-name="T14">function</text:span><text:span text:style-name="T5">(form){</text:span></text:p>
      <text:p text:style-name="P37"><text:span text:style-name="T5"><text:tab/>$(</text:span><text:span text:style-name="T20">'form#FrmGrid_list table#TblGrid_list tr'</text:span><text:span text:style-name="T5">).append(</text:span><text:span text:style-name="T20">"&lt;td&gt;hello&lt;/td&gt;"</text:span><text:span text:style-name="T5">);</text:span></text:p>
      <text:p text:style-name="P38">}</text:p>
      <text:p text:style-name="P28"><text:tab/></text:p>
      <text:p text:style-name="P28"/>
      <text:p text:style-name="P24">Sajat gomb</text:p>
      <text:p text:style-name="P34"><text:span text:style-name="Source_20_Text"><text:span text:style-name="T1"/></text:span></text:p>
      <text:p text:style-name="P35"><text:span text:style-name="Source_20_Text"><text:span text:style-name="T1">jQuery("#grid_id")</text:span></text:span></text:p>
      <text:p text:style-name="Preformatted_20_Text">.navGrid('#pager',{edit:false,add:false,del:false,search:false})</text:p>
      <text:p text:style-name="Preformatted_20_Text">.navButtonAdd('#pager',{</text:p>
      <text:p text:style-name="Preformatted_20_Text"><text:s text:c="3"/>caption:"Add", </text:p>
      <text:p text:style-name="Preformatted_20_Text"><text:s text:c="3"/>buttonicon:"ui-icon-add", </text:p>
      <text:p text:style-name="Preformatted_20_Text"><text:s text:c="3"/>onClickButton: function(){ </text:p>
      <text:p text:style-name="Preformatted_20_Text"><text:s text:c="5"/>alert("Adding Row");</text:p>
      <text:p text:style-name="Preformatted_20_Text"><text:s text:c="3"/>}, </text:p>
      <text:p text:style-name="Preformatted_20_Text"><text:s text:c="3"/>position:"last"</text:p>
      <text:p text:style-name="Preformatted_20_Text">})</text:p>
      <text:p text:style-name="Preformatted_20_Text">.navButtonAdd('#pager',{</text:p>
      <text:p text:style-name="Preformatted_20_Text"><text:s text:c="3"/>caption:"Del", </text:p>
      <text:p text:style-name="Preformatted_20_Text"><text:s text:c="3"/>buttonicon:"ui-icon-del", </text:p>
      <text:p text:style-name="Preformatted_20_Text"><text:s text:c="3"/>onClickButton: function(){ </text:p>
      <text:p text:style-name="Preformatted_20_Text"><text:s text:c="6"/>alert("Deleting Row");</text:p>
      <text:p text:style-name="Preformatted_20_Text"><text:s text:c="3"/>}, </text:p>
      <text:p text:style-name="Preformatted_20_Text"><text:s text:c="3"/>position:"last"</text:p>
      <text:p text:style-name="Preformatted_20_Text">});</text:p>
      <text:p text:style-name="P18">...</text:p>
      <text:p text:style-name="P24">Modalis parbeszedablak</text:p>
      <text:p text:style-name="P24"/>
      <text:p text:style-name="P27"><text:span text:style-name="T5">$(document).ready( </text:span><text:span text:style-name="T14">function</text:span><text:span text:style-name="T5">(){</text:span></text:p>
      <text:p text:style-name="P27"><text:soft-page-break/><text:span text:style-name="T5"><text:tab/>$( </text:span><text:span text:style-name="T20">"#</text:span><text:span text:style-name="T23">insert-dialog</text:span><text:span text:style-name="T20">"</text:span><text:span text:style-name="T5"> ).dialog( {</text:span></text:p>
      <text:p text:style-name="P27"><text:span text:style-name="T5"><text:tab/><text:tab/>autoOpen: </text:span><text:span text:style-name="T14">false</text:span><text:span text:style-name="T5">,</text:span></text:p>
      <text:p text:style-name="P27"><text:span text:style-name="T5"><text:tab/><text:tab/>modal: </text:span><text:span text:style-name="T14">true</text:span><text:span text:style-name="T5">,</text:span></text:p>
      <text:p text:style-name="P28"><text:tab/><text:tab/>width: 500,</text:p>
      <text:p text:style-name="P28"><text:tab/><text:tab/>height:190,</text:p>
      <text:p text:style-name="P27"><text:span text:style-name="T5"><text:tab/><text:tab/>title: </text:span><text:span text:style-name="T20">'Réteg beillesztés'</text:span><text:span text:style-name="T5">,</text:span></text:p>
      <text:p text:style-name="P28"><text:tab/><text:tab/>buttons: {</text:p>
      <text:p text:style-name="P27"><text:span text:style-name="T5"><text:tab/><text:tab/><text:tab/></text:span><text:span text:style-name="T20">"OK"</text:span><text:span text:style-name="T5">: </text:span><text:span text:style-name="T14">function</text:span><text:span text:style-name="T5">() {</text:span></text:p>
      <text:p text:style-name="P27"><text:span text:style-name="T5"><text:tab/><text:tab/><text:tab/><text:tab/>$( </text:span><text:span text:style-name="T14">this</text:span><text:span text:style-name="T5"> ).dialog( </text:span><text:span text:style-name="T20">"close"</text:span><text:span text:style-name="T5"> );</text:span></text:p>
      <text:p text:style-name="P28"><text:tab/><text:tab/><text:tab/>},</text:p>
      <text:p text:style-name="P27"><text:span text:style-name="T5"><text:tab/><text:tab/><text:tab/>Cancel: </text:span><text:span text:style-name="T14">function</text:span><text:span text:style-name="T5">() {</text:span></text:p>
      <text:p text:style-name="P27"><text:span text:style-name="T5"><text:tab/><text:tab/><text:tab/><text:tab/>$( </text:span><text:span text:style-name="T14">this</text:span><text:span text:style-name="T5"> ).dialog( </text:span><text:span text:style-name="T20">"close"</text:span><text:span text:style-name="T5"> );</text:span></text:p>
      <text:p text:style-name="P28"><text:tab/><text:tab/><text:tab/>}</text:p>
      <text:p text:style-name="P28"><text:tab/><text:tab/>}</text:p>
      <text:p text:style-name="P28"><text:tab/>}<text:tab/> <text:s text:c="2"/></text:p>
      <text:p text:style-name="P23">);</text:p>
      <text:p text:style-name="P23"/>
      <text:p text:style-name="P23"/>
      <text:p text:style-name="P27"><text:span text:style-name="T30">&lt;</text:span><text:span text:style-name="T31">div</text:span><text:span text:style-name="T28"> </text:span><text:span text:style-name="T34">id</text:span><text:span text:style-name="T35">=</text:span><text:span text:style-name="T21">"</text:span><text:span text:style-name="T22">insert-dialog</text:span><text:span text:style-name="T21">"</text:span><text:span text:style-name="T28"> </text:span><text:span text:style-name="T34">title</text:span><text:span text:style-name="T35">=</text:span><text:span text:style-name="T21">"Réteg beillesztés"</text:span><text:span text:style-name="T28"> <text:s/></text:span><text:span text:style-name="T34">style</text:span><text:span text:style-name="T35">="</text:span><text:span text:style-name="T34">display</text:span><text:span text:style-name="T35">:</text:span><text:span text:style-name="T36">none</text:span><text:span text:style-name="T35">"</text:span><text:span text:style-name="T30">&gt;</text:span></text:p>
      <text:p text:style-name="P27"><text:span text:style-name="T35"><text:tab/></text:span><text:span text:style-name="T30">&lt;</text:span><text:span text:style-name="T31">select</text:span><text:span text:style-name="T28"> </text:span><text:span text:style-name="T34">id</text:span><text:span text:style-name="T35">=</text:span><text:span text:style-name="T21">"szerkezetiElemList"</text:span><text:span text:style-name="T28"> </text:span><text:span text:style-name="T34">name</text:span><text:span text:style-name="T35">=</text:span><text:span text:style-name="T21">"szerkezetiElemList"</text:span><text:span text:style-name="T30">&gt;</text:span></text:p>
      <text:p text:style-name="P27"><text:span text:style-name="T35"><text:tab/></text:span><text:span text:style-name="T30">&lt;/</text:span><text:span text:style-name="T31">select</text:span><text:span text:style-name="T30">&gt;</text:span><text:span text:style-name="T35"><text:tab/></text:span></text:p>
      <text:p text:style-name="P24"><text:span text:style-name="T30">&lt;/</text:span><text:span text:style-name="T31">div&gt;</text:span><text:tab/></text:p>
      <text:p text:style-name="P34"><text:span text:style-name="Source_20_Text"><text:span text:style-name="T6"/></text:span></text:p>
      <text:p text:style-name="P34"/>
      <text:p text:style-name="P28"/>
      <text:p text:style-name="P24">Egy modális párbeszédablakba helyezett jqgrid</text:p>
      <text:p text:style-name="P34"><text:span text:style-name="Source_20_Text"><text:span text:style-name="T1">in html page place table tag which will be used to construct grid inside dialog div like</text:span></text:span></text:p>
      <text:p text:style-name="P35"><text:span text:style-name="Source_20_Text"><text:span text:style-name="T1"/></text:span></text:p>
      <text:p text:style-name="P35"><text:span text:style-name="Source_20_Text"><text:span text:style-name="T1">&lt;div id="dialog-div"&gt;</text:span></text:span></text:p>
      <text:p text:style-name="Preformatted_20_Text"><text:span text:style-name="Source_20_Text"><text:s/><text:tab/><text:tab/>&lt;table id="JqGrid"&gt;</text:span></text:p>
      <text:p text:style-name="Preformatted_20_Text"><text:span text:style-name="Source_20_Text"><text:tab/><text:tab/>&lt;/table&gt;</text:span></text:p>
      <text:p text:style-name="Preformatted_20_Text"><text:span text:style-name="Source_20_Text"><text:s/><text:tab/><text:tab/>&lt;div id="pager" style="text-align: center; <text:s/>&lt;/div&gt;</text:span></text:p>
      <text:p text:style-name="P18"><text:span text:style-name="Source_20_Text"><text:tab/>&lt;/div&gt;</text:span></text:p>
      <text:p text:style-name="P34"><text:span text:style-name="Source_20_Text"><text:span text:style-name="T1">then in js first set dialog settings like</text:span></text:span></text:p>
      <text:p text:style-name="P34"><text:span text:style-name="Source_20_Text"><text:span text:style-name="T1"/></text:span></text:p>
      <text:p text:style-name="P35"><text:span text:style-name="Source_20_Text"><text:span text:style-name="T1">$("#dialog-div").dialog({</text:span></text:span></text:p>
      <text:p text:style-name="Preformatted_20_Text"><text:span text:style-name="Source_20_Text"><text:s text:c="12"/>width: 'auto',</text:span></text:p>
      <text:p text:style-name="Preformatted_20_Text"><text:span text:style-name="Source_20_Text"><text:s text:c="12"/>resizable: false,</text:span></text:p>
      <text:p text:style-name="Preformatted_20_Text"><text:span text:style-name="Source_20_Text"><text:s text:c="12"/>height: '395',</text:span></text:p>
      <text:p text:style-name="Preformatted_20_Text"><text:span text:style-name="Source_20_Text"><text:s text:c="12"/>autoOpen: false,</text:span></text:p>
      <text:p text:style-name="Preformatted_20_Text"><text:span text:style-name="Source_20_Text"><text:s text:c="12"/>open: function (event, ui) {</text:span></text:p>
      <text:p text:style-name="Preformatted_20_Text"><text:span text:style-name="Source_20_Text"><text:s text:c="11"/>ConstructJqGrid();</text:span></text:p>
      <text:p text:style-name="Preformatted_20_Text"><text:span text:style-name="Source_20_Text"><text:s text:c="12"/>},</text:span></text:p>
      <text:p text:style-name="Preformatted_20_Text"/>
      <text:p text:style-name="Preformatted_20_Text"><text:span text:style-name="Source_20_Text"><text:s text:c="8"/>});</text:span></text:p>
      <text:p text:style-name="Preformatted_20_Text"><text:span text:style-name="Source_20_Text"><text:tab/>function ConstructJqGrid(){</text:span></text:p>
      <text:p text:style-name="Preformatted_20_Text"><text:span text:style-name="Source_20_Text"><text:tab/><text:tab/>jQuery("#JqGrid").jqGrid({</text:span></text:p>
      <text:p text:style-name="Preformatted_20_Text"><text:span text:style-name="Source_20_Text"><text:tab/><text:tab/><text:tab/>...</text:span></text:p>
      <text:p text:style-name="Preformatted_20_Text"><text:span text:style-name="Source_20_Text"><text:tab/><text:tab/><text:tab/>colModel: [ </text:span></text:p>
      <text:p text:style-name="Preformatted_20_Text"><text:span text:style-name="Source_20_Text"><text:tab/> <text:s text:c="5"/><text:tab/>... </text:span></text:p>
      <text:p text:style-name="Preformatted_20_Text"><text:span text:style-name="Source_20_Text"><text:tab/><text:tab/><text:tab/>{name:'price', ..., editable:true, edittype:'custom', <text:tab/><text:tab/><text:tab/>editoptions:{custom_element: myelem, <text:tab/><text:tab/></text:span><text:soft-page-break/><text:span text:style-name="Source_20_Text"><text:tab/><text:tab/><text:tab/>custom_value:myvalue} },</text:span></text:p>
      <text:p text:style-name="Preformatted_20_Text"><text:span text:style-name="Source_20_Text"><text:tab/><text:tab/><text:tab/>...</text:span></text:p>
      <text:p text:style-name="Preformatted_20_Text"><text:span text:style-name="Source_20_Text"><text:tab/><text:tab/><text:tab/>]</text:span></text:p>
      <text:p text:style-name="Preformatted_20_Text"><text:span text:style-name="Source_20_Text"><text:tab/><text:tab/><text:tab/>...</text:span></text:p>
      <text:p text:style-name="Preformatted_20_Text"><text:span text:style-name="Source_20_Text"><text:tab/><text:tab/>})</text:span></text:p>
      <text:p text:style-name="P18"><text:span text:style-name="Source_20_Text"><text:tab/>}</text:span></text:p>
      <text:p text:style-name="P24">Egy saját gomb megnyomására az Edit párbeszédablak megjelenítése</text:p>
      <text:p text:style-name="P34"><text:span text:style-name="Source_20_Text"><text:span text:style-name="T1">.</text:span></text:span></text:p>
      <text:p text:style-name="P27"><text:span text:style-name="T5"><text:tab/>grid.navGrid(</text:span><text:span text:style-name="T20">'#page'</text:span><text:span text:style-name="T5">,<text:tab/><text:tab/><text:tab/></text:span></text:p>
      <text:p text:style-name="P27"><text:span text:style-name="T5"><text:tab/><text:tab/></text:span><text:span text:style-name="T37">//Option</text:span><text:span text:style-name="T5">s</text:span></text:p>
      <text:p text:style-name="P27"><text:span text:style-name="Source_20_Text"><text:span text:style-name="T6"><text:tab/><text:tab/>{edit:</text:span></text:span><text:span text:style-name="Source_20_Text"><text:span text:style-name="T15">false</text:span></text:span><text:span text:style-name="Source_20_Text"><text:span text:style-name="T6">, add:</text:span></text:span><text:span text:style-name="Source_20_Text"><text:span text:style-name="T15">false</text:span></text:span><text:span text:style-name="Source_20_Text"><text:span text:style-name="T6">, del:</text:span></text:span><text:span text:style-name="Source_20_Text"><text:span text:style-name="T15">true</text:span></text:span><text:span text:style-name="Source_20_Text"><text:span text:style-name="T6">, search:</text:span></text:span><text:span text:style-name="Source_20_Text"><text:span text:style-name="T15">false</text:span></text:span><text:span text:style-name="Source_20_Text"><text:span text:style-name="T6">, </text:span></text:span></text:p>
      <text:p text:style-name="P27"><text:span text:style-name="Source_20_Text"><text:span text:style-name="T6"><text:tab/><text:tab/><text:tab/>refresh: </text:span></text:span><text:span text:style-name="Source_20_Text"><text:span text:style-name="T15">true</text:span></text:span><text:span text:style-name="Source_20_Text"><text:span text:style-name="T6">},... </text:span></text:span></text:p>
      <text:p text:style-name="P27"><text:span text:style-name="Source_20_Text"><text:span text:style-name="T6"><text:tab/></text:span></text:span><text:span text:style-name="T5">).navButtonAdd(</text:span><text:span text:style-name="T20">'#page'</text:span><text:span text:style-name="T5">,{</text:span></text:p>
      <text:p text:style-name="P27"><text:span text:style-name="T5"><text:tab/><text:tab/> <text:s text:c="2"/>caption:</text:span><text:span text:style-name="T20">"InsertBefore"</text:span><text:span text:style-name="T5">, </text:span></text:p>
      <text:p text:style-name="P27"><text:span text:style-name="T5"><text:tab/><text:tab/> <text:s text:c="2"/>buttonicon:</text:span><text:span text:style-name="T20">"ui-icon-arrowreturn-1-s"</text:span><text:span text:style-name="T5">, </text:span></text:p>
      <text:p text:style-name="P27"><text:span text:style-name="T5"><text:tab/><text:tab/> <text:s text:c="2"/>onClickButton: </text:span><text:span text:style-name="T14">function</text:span><text:span text:style-name="T5">(){ <text:tab/> <text:s text:c="2"/><text:tab/><text:tab/><text:tab/> <text:s text:c="2"/><text:tab/><text:tab/><text:tab/>jQuery(</text:span><text:span text:style-name="T20">'#list'</text:span><text:span text:style-name="T5">).jqGrid(</text:span><text:span text:style-name="T20">'editGridRow'</text:span><text:span text:style-name="T5">,1);</text:span></text:p>
      <text:p text:style-name="P28"><text:tab/><text:tab/> <text:s text:c="2"/>}, </text:p>
      <text:p text:style-name="P27"><text:span text:style-name="T5"><text:tab/><text:tab/> <text:s text:c="2"/>position:</text:span><text:span text:style-name="T20">"last"</text:span></text:p>
      <text:p text:style-name="P34"><text:span text:style-name="Source_20_Text"><text:span text:style-name="T29"><text:tab/>});</text:span></text:span></text:p>
      <text:p text:style-name="P34"><text:span text:style-name="Source_20_Text"><text:span text:style-name="T1"/></text:span></text:p>
      <text:p text:style-name="P34"><text:span text:style-name="Source_20_Text"><text:span text:style-name="T1"/></text:span></text:p>
      <text:p text:style-name="P24">A kivalasztott sor id-jének megszerzése</text:p>
      <text:p text:style-name="P34"><text:span text:style-name="Source_20_Text"><text:span text:style-name="T1"/></text:span></text:p>
      <text:p text:style-name="P31"><text:span text:style-name="Source_20_Text"><text:span text:style-name="T29"><text:tab/>selectedRowId = $(</text:span></text:span><text:span text:style-name="Source_20_Text"><text:span text:style-name="T24">"#list"</text:span></text:span><text:span text:style-name="Source_20_Text"><text:span text:style-name="T29">).jqGrid (</text:span></text:span><text:span text:style-name="Source_20_Text"><text:span text:style-name="T24">'</text:span></text:span><text:span text:style-name="Source_20_Text"><text:span text:style-name="T25">getGridParam</text:span></text:span><text:span text:style-name="Source_20_Text"><text:span text:style-name="T24">'</text:span></text:span><text:span text:style-name="Source_20_Text"><text:span text:style-name="T29">, </text:span></text:span><text:span text:style-name="Source_20_Text"><text:span text:style-name="T24">'</text:span></text:span><text:span text:style-name="Source_20_Text"><text:span text:style-name="T25">selrow</text:span></text:span><text:span text:style-name="Source_20_Text"><text:span text:style-name="T24">'</text:span></text:span><text:span text:style-name="Source_20_Text"><text:span text:style-name="T29">);</text:span></text:span></text:p>
      <text:p text:style-name="P34"><text:span text:style-name="Source_20_Text"><text:span text:style-name="T1"/></text:span></text:p>
      <text:p text:style-name="P24">A kivalasztott elem sorszama</text:p>
      <text:p text:style-name="P34"><text:span text:style-name="Source_20_Text"><text:span text:style-name="T1"/></text:span></text:p>
      <text:p text:style-name="P31"><text:span text:style-name="Source_20_Text"><text:span text:style-name="T29"><text:tab/>$(</text:span></text:span><text:span text:style-name="Source_20_Text"><text:span text:style-name="T24">"#list"</text:span></text:span><text:span text:style-name="Source_20_Text"><text:span text:style-name="T29">).jqGrid (</text:span></text:span><text:span text:style-name="Source_20_Text"><text:span text:style-name="T24">'getInd'</text:span></text:span><text:span text:style-name="Source_20_Text"><text:span text:style-name="T29">,$(</text:span></text:span><text:span text:style-name="Source_20_Text"><text:span text:style-name="T24">"#list"</text:span></text:span><text:span text:style-name="Source_20_Text"><text:span text:style-name="T29">).getGridParam(</text:span></text:span><text:span text:style-name="Source_20_Text"><text:span text:style-name="T24">'selrow'</text:span></text:span><text:span text:style-name="Source_20_Text"><text:span text:style-name="T29">))</text:span></text:span></text:p>
      <text:p text:style-name="P34"><text:span text:style-name="Source_20_Text"><text:span text:style-name="T1"/></text:span></text:p>
      <text:p text:style-name="P24">A grid-ben levo max rekordok szama</text:p>
      <text:p text:style-name="P34"><text:span text:style-name="Source_20_Text"><text:span text:style-name="T6"/></text:span></text:p>
      <text:p text:style-name="P31"><text:span text:style-name="Source_20_Text"><text:span text:style-name="T29"><text:tab/>$(</text:span></text:span><text:span text:style-name="Source_20_Text"><text:span text:style-name="T24">"#list"</text:span></text:span><text:span text:style-name="Source_20_Text"><text:span text:style-name="T29">).jqGrid (</text:span></text:span><text:span text:style-name="Source_20_Text"><text:span text:style-name="T24">'getGridParam'</text:span></text:span><text:span text:style-name="Source_20_Text"><text:span text:style-name="T29">, </text:span></text:span><text:span text:style-name="Source_20_Text"><text:span text:style-name="T24">'records'</text:span></text:span><text:span text:style-name="Source_20_Text"><text:span text:style-name="T29">)</text:span></text:span></text:p>
      <text:p text:style-name="P31"><text:span text:style-name="Source_20_Text"><text:span text:style-name="T29"/></text:span></text:p>
      <text:p text:style-name="P24">A grid-ben levo aktualis rekordok szama</text:p>
      <text:p text:style-name="P34"><text:span text:style-name="Source_20_Text"><text:span text:style-name="T6"/></text:span></text:p>
      <text:p text:style-name="P31"><text:span text:style-name="Source_20_Text"><text:span text:style-name="T29"><text:tab/>$(</text:span></text:span><text:span text:style-name="Source_20_Text"><text:span text:style-name="T24">"#list"</text:span></text:span><text:span text:style-name="Source_20_Text"><text:span text:style-name="T29">).getRowData().length</text:span></text:span></text:p>
      <text:p text:style-name="P31"><text:span text:style-name="Source_20_Text"><text:span text:style-name="T29"/></text:span></text:p>
      <text:p text:style-name="P24">Dialogus ablak szelessegenek beallitasa</text:p>
      <text:p text:style-name="P34"><text:span text:style-name="Source_20_Text"><text:span text:style-name="T1"/></text:span></text:p>
      <text:p text:style-name="P32"><text:span text:style-name="Source_20_Text"><text:tab/></text:span><text:span text:style-name="Source_20_Text"><text:span text:style-name="T2">$("#grid_id").navGrid('#gridpager', { edit: false, search: false },</text:span></text:span></text:p>
      <text:p text:style-name="P18"><text:span text:style-name="Source_20_Text">{/*Edit options*/}, { width: 700 }, { url: "/../Invoice/DeleteInvoiceLine" });</text:span></text:p>
      <text:p text:style-name="P31"><text:span text:style-name="Source_20_Text"><text:span text:style-name="T29"/></text:span></text:p>
      <text:p text:style-name="P24">Módosítás esetén egy adott mező ne legyen módosítható, de uj felvitelkor igen ('sequence' nevü mező)</text:p>
      <text:p text:style-name="P42"><text:span text:style-name="T3"><text:tab/>grid.navGrid(</text:span><text:span text:style-name="T18">'#page'</text:span><text:span text:style-name="T3">,</text:span></text:p>
      <text:p text:style-name="P42"><text:span text:style-name="T3"><text:tab/><text:tab/></text:span><text:span text:style-name="T38">//Option</text:span><text:span text:style-name="T3">s</text:span></text:p>
      <text:p text:style-name="P42"><text:span text:style-name="T3"><text:tab/><text:tab/>{</text:span><text:span text:style-name="T18">...</text:span><text:span text:style-name="T3">}, </text:span></text:p>
      <text:p text:style-name="P42"><text:span text:style-name="T3"/></text:p>
      <text:p text:style-name="P42"><text:span text:style-name="T3"><text:tab/><text:tab/></text:span><text:span text:style-name="T38">//-----------</text:span><text:span text:style-name="T45">-</text:span></text:p>
      <text:p text:style-name="P42"><text:soft-page-break/><text:span text:style-name="T3"><text:tab/><text:tab/></text:span><text:span text:style-name="T38">//Edit option</text:span><text:span text:style-name="T3">s</text:span></text:p>
      <text:p text:style-name="P42"><text:span text:style-name="T3"><text:tab/><text:tab/></text:span><text:span text:style-name="T38">//-----------</text:span><text:span text:style-name="T45">-</text:span></text:p>
      <text:p text:style-name="P42"><text:span text:style-name="T3"><text:tab/><text:tab/>{<text:tab/><text:tab/><text:tab/><text:tab/></text:span></text:p>
      <text:p text:style-name="P42"><text:span text:style-name="T3"><text:tab/><text:tab/>beforeShowForm: </text:span><text:span text:style-name="T12">function</text:span><text:span text:style-name="T3">(form){</text:span></text:p>
      <text:p text:style-name="P42"><text:span text:style-name="T3"><text:tab/><text:tab/><text:tab/>$</text:span><text:span text:style-name="T18">'#sequence'</text:span><text:span text:style-name="T3">,form).attr(</text:span><text:span text:style-name="T18">'readonly'</text:span><text:span text:style-name="T3">,</text:span><text:span text:style-name="T18">'readonly'</text:span><text:span text:style-name="T3">);</text:span></text:p>
      <text:p text:style-name="P31"><text:span text:style-name="Source_20_Text"><text:span text:style-name="T44"><text:tab/><text:tab/>},</text:span></text:span></text:p>
      <text:p text:style-name="P31"><text:span text:style-name="Source_20_Text"><text:span text:style-name="T6"/></text:span></text:p>
      <text:p text:style-name="P42"><text:span text:style-name="T38"><text:tab/><text:tab/>//-----------</text:span><text:span text:style-name="T45">-</text:span></text:p>
      <text:p text:style-name="P42"><text:span text:style-name="T3"><text:tab/><text:tab/></text:span><text:span text:style-name="T38">//Add option</text:span><text:span text:style-name="T3">s</text:span></text:p>
      <text:p text:style-name="P44"><text:span text:style-name="Source_20_Text"><text:span text:style-name="T44"><text:tab/><text:tab/></text:span></text:span><text:span text:style-name="Source_20_Text"><text:span text:style-name="T40">//-----------</text:span></text:span><text:span text:style-name="Source_20_Text"><text:span text:style-name="T47">-</text:span></text:span></text:p>
      <text:p text:style-name="P42"><text:span text:style-name="T3"><text:tab/><text:tab/>{<text:tab/><text:tab/><text:tab/><text:tab/></text:span></text:p>
      <text:p text:style-name="P42"><text:span text:style-name="T3"><text:tab/><text:tab/>beforeShowForm: </text:span><text:span text:style-name="T12">function</text:span><text:span text:style-name="T3">(form){</text:span></text:p>
      <text:p text:style-name="P42"><text:span text:style-name="T3"><text:tab/><text:tab/><text:tab/>$</text:span><text:span text:style-name="T18">'#sequence'</text:span><text:span text:style-name="T3">,form).removeAttr(</text:span><text:span text:style-name="T18">'readonly'</text:span><text:span text:style-name="T3">);</text:span></text:p>
      <text:p text:style-name="P31"><text:span text:style-name="Source_20_Text"><text:span text:style-name="T44"><text:tab/><text:tab/>},</text:span></text:span></text:p>
      <text:p text:style-name="P34"><text:span text:style-name="Source_20_Text"><text:span text:style-name="T1"/></text:span></text:p>
      <text:p text:style-name="P24">Módosítás esetén egy adott mező ne látszódjon ('sequence' nevü mező)</text:p>
      <text:p text:style-name="P42"><text:span text:style-name="T3"><text:tab/>grid.navGrid(</text:span><text:span text:style-name="T18">'#page'</text:span><text:span text:style-name="T3">,</text:span></text:p>
      <text:p text:style-name="P42"><text:span text:style-name="T3"><text:tab/><text:tab/></text:span><text:span text:style-name="T38">//Option</text:span><text:span text:style-name="T3">s</text:span></text:p>
      <text:p text:style-name="P42"><text:span text:style-name="T3"><text:tab/><text:tab/>{</text:span><text:span text:style-name="T18">...</text:span><text:span text:style-name="T3">}, </text:span></text:p>
      <text:p text:style-name="P42"><text:span text:style-name="T3"/></text:p>
      <text:p text:style-name="P42"><text:span text:style-name="T3"><text:tab/><text:tab/></text:span><text:span text:style-name="T38">//-----------</text:span><text:span text:style-name="T45">-</text:span></text:p>
      <text:p text:style-name="P42"><text:span text:style-name="T3"><text:tab/><text:tab/></text:span><text:span text:style-name="T38">//Edit option</text:span><text:span text:style-name="T3">s</text:span></text:p>
      <text:p text:style-name="P42"><text:span text:style-name="T3"><text:tab/><text:tab/></text:span><text:span text:style-name="T38">//-----------</text:span><text:span text:style-name="T45">-</text:span></text:p>
      <text:p text:style-name="P42"><text:span text:style-name="T3"><text:tab/><text:tab/>{<text:tab/><text:tab/><text:tab/><text:tab/></text:span></text:p>
      <text:p text:style-name="P42"><text:span text:style-name="T3"><text:tab/><text:tab/>beforeShowForm: </text:span><text:span text:style-name="T12">function</text:span><text:span text:style-name="T3">(form){</text:span></text:p>
      <text:p text:style-name="P42"><text:span text:style-name="T3"><text:tab/><text:tab/><text:tab/>$</text:span><text:span text:style-name="T18">'#sequence'</text:span><text:span text:style-name="T3">,form).hide(</text:span><text:span text:style-name="T3">);</text:span></text:p>
      <text:p text:style-name="P31"><text:span text:style-name="Source_20_Text"><text:span text:style-name="T44"><text:tab/><text:tab/>},</text:span></text:span></text:p>
      <text:p text:style-name="P31"><text:span text:style-name="Source_20_Text"><text:span text:style-name="T6"/></text:span></text:p>
      <text:p text:style-name="P27"><text:span text:style-name="T5"/></text:p>
      <text:p text:style-name="Standard"><text:span text:style-name="T5"><text:tab/> <text:s text:c="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Monospace" svg:font-family="Monospace"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Droid Sans Fallback" style:font-size-asian="24pt" style:font-weight-asian="bold" style:font-name-complex="Lohit Hindi" style:font-size-complex="24pt" style:font-weight-complex="bold"/>
    </style:style>
    <style:style style:name="Preformatted_20_Text" style:display-name="Preformatted Text" style:family="paragraph" style:parent-style-name="Standard" style:class="html">
      <style:paragraph-properties fo:margin-top="0in" fo:margin-bottom="0in"/>
      <style:text-properties style:font-name="Droid Sans Mono" fo:font-size="10pt" style:font-name-asian="Droid Sans Fallback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roid Sans Mono" style:font-name-asian="Droid Sans Fallback1" style:font-name-complex="Lohit Hindi2"/>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3T22:02:46</meta:creation-date>
    <dc:date>2013-09-27T21:51:11</dc:date>
    <meta:editing-duration>P1DT10H48M43S</meta:editing-duration>
    <meta:editing-cycles>29</meta:editing-cycles>
    <meta:generator>LibreOffice/3.5$Linux_x86 LibreOffice_project/350m1$Build-2</meta:generator>
    <meta:document-statistic meta:table-count="1" meta:image-count="0" meta:object-count="0" meta:page-count="7" meta:paragraph-count="245" meta:word-count="947" meta:character-count="8693" meta:non-whitespace-character-count="6969"/>
  </office:meta>
</office:document-meta>
</file>